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14cm" fo:min-width="1.276cm"/>
    </style:style>
    <style:style style:name="gr2" style:family="graphic" style:parent-style-name="objectwithoutfill">
      <style:graphic-properties svg:stroke-color="#000000" draw:fill="none" draw:fill-color="#000000" draw:textarea-vertical-align="middle"/>
    </style:style>
    <style:style style:name="gr3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1.243cm" fo:min-width="1.006cm"/>
    </style:style>
    <style:style style:name="gr4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1.243cm" fo:min-width="1.007cm"/>
    </style:style>
    <style:style style:name="gr5" style:family="graphic" style:parent-style-name="objectwithoutfill">
      <style:graphic-properties svg:stroke-width="0.1cm" svg:stroke-color="#000000" draw:marker-start-width="0.5cm" draw:marker-end-width="0.5cm" draw:fill="none" draw:fill-color="#000000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color="#000000" draw:marker-start="Arrow" draw:fill="none" draw:fill-color="#000000" draw:textarea-vertical-align="middle"/>
    </style:style>
    <style:style style:name="gr7" style:family="graphic" style:parent-style-name="objectwithoutfill">
      <style:graphic-properties svg:stroke-color="#000000" draw:marker-end="Arrow" draw:fill="none" draw:fill-color="#000000" draw:textarea-vertical-align="middle"/>
    </style:style>
    <style:style style:name="gr8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044cm" fo:min-width="0cm"/>
    </style:style>
    <style:style style:name="gr9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045cm" fo:min-width="0cm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166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4cm" fo:min-width="3.52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8cm" fo:min-width="0cm"/>
    </style:style>
    <style:style style:name="gr15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142cm" fo:min-width="1.27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1cm" fo:min-width="0.667cm"/>
    </style:style>
    <style:style style:name="gr17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142cm" fo:min-width="1.2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8cm" fo:min-width="1.54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0.76cm"/>
    </style:style>
    <style:style style:name="P1" style:family="paragraph">
      <loext:graphic-properties draw:fill="none" draw:fill-color="#000000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text-properties fo:font-size="12pt" style:font-size-asian="18pt" style:font-size-complex="18pt"/>
    </style:style>
    <style:style style:name="P4" style:family="paragraph">
      <loext:graphic-properties draw:fill="none" draw:fill-color="#ffffff"/>
      <style:text-properties fo:font-size="12pt" style:font-size-asian="18pt" style:font-size-complex="18pt"/>
    </style:style>
    <style:style style:name="P5" style:family="paragraph">
      <loext:graphic-properties draw:fill="none" draw:fill-color="#ffffff"/>
      <style:text-properties fo:font-size="14pt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776cm" svg:height="0.39cm" svg:x="12.205cm" svg:y="7.02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847cm" svg:y1="8.503cm" svg:x2="6.697cm" svg:y2="8.515cm">
          <text:p/>
        </draw:line>
        <draw:line draw:style-name="gr2" draw:text-style-name="P1" draw:layer="layout" svg:x1="13.993cm" svg:y1="7.213cm" svg:x2="15.238cm" svg:y2="7.211cm">
          <text:p/>
        </draw:line>
        <draw:custom-shape draw:style-name="gr3" draw:text-style-name="P1" draw:layer="layout" svg:width="2.13cm" svg:height="2.109cm" svg:x="9.153cm" svg:y="7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129cm" svg:height="2.109cm" svg:x="14.636cm" svg:y="6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9.794cm" svg:y1="7.865cm" svg:x2="9.769cm" svg:y2="9.096cm">
          <text:p/>
        </draw:line>
        <draw:line draw:style-name="gr5" draw:text-style-name="P1" draw:layer="layout" svg:x1="15.275cm" svg:y1="6.595cm" svg:x2="15.25cm" svg:y2="7.826cm">
          <text:p/>
        </draw:line>
        <draw:line draw:style-name="gr2" draw:text-style-name="P1" draw:layer="layout" svg:x1="9.814cm" svg:y1="8.146cm" svg:x2="10.631cm" svg:y2="7.531cm">
          <text:p/>
        </draw:line>
        <draw:line draw:style-name="gr6" draw:text-style-name="P1" draw:layer="layout" svg:x1="15.341cm" svg:y1="6.916cm" svg:x2="16.195cm" svg:y2="6.264cm">
          <text:p/>
        </draw:line>
        <draw:line draw:style-name="gr7" draw:text-style-name="P1" draw:layer="layout" svg:x1="9.839cm" svg:y1="8.799cm" svg:x2="10.679cm" svg:y2="9.427cm">
          <text:p/>
        </draw:line>
        <draw:line draw:style-name="gr2" draw:text-style-name="P1" draw:layer="layout" svg:x1="15.331cm" svg:y1="7.449cm" svg:x2="16.218cm" svg:y2="8.112cm">
          <text:p/>
        </draw:line>
        <draw:line draw:style-name="gr2" draw:text-style-name="P1" draw:layer="layout" svg:x1="10.561cm" svg:y1="7.163cm" svg:x2="12.195cm" svg:y2="7.175cm">
          <text:p/>
        </draw:line>
        <draw:custom-shape draw:style-name="gr8" draw:text-style-name="P1" draw:layer="layout" svg:width="0.403cm" svg:height="0.416cm" svg:x="5.444cm" svg:y="8.3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403cm" svg:height="0.415cm" svg:x="19.68cm" svg:y="8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167cm" svg:height="0.19cm" svg:x="10.55cm" svg:y="7.0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0.596cm" svg:y1="6.31cm" svg:x2="10.621cm" svg:y2="7.52cm">
          <text:p/>
        </draw:line>
        <draw:custom-shape draw:style-name="gr8" draw:text-style-name="P1" draw:layer="layout" svg:width="0.403cm" svg:height="0.416cm" svg:x="10.349cm" svg:y="1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0.679cm" svg:y1="12.813cm" svg:x2="10.668cm" svg:y2="9.421cm">
          <text:p/>
        </draw:line>
        <draw:custom-shape draw:style-name="gr11" draw:text-style-name="P1" draw:layer="layout" svg:width="0.404cm" svg:height="0.416cm" svg:x="10.468cm" svg:y="12.82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4" draw:layer="layout" svg:width="2.019cm" svg:height="0.721cm" svg:x="10.694cm" svg:y="9.29cm">
          <draw:text-box>
            <text:p text:style-name="P3"><text:span text:style-name="T1">2N3904</text:span></text:p>
          </draw:text-box>
        </draw:frame>
        <draw:frame draw:style-name="gr13" draw:text-style-name="P4" draw:layer="layout" svg:width="4.029cm" svg:height="1.264cm" svg:x="16.526cm" svg:y="7.321cm">
          <draw:text-box>
            <text:p text:style-name="P3">2N3906</text:p>
          </draw:text-box>
        </draw:frame>
        <draw:custom-shape draw:style-name="gr1" draw:text-style-name="P1" draw:layer="layout" svg:width="1.776cm" svg:height="0.39cm" draw:transform="rotate (1.56713113536571) translate (10.37cm 6.292cm)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584cm" svg:y1="2.225cm" svg:x2="10.573cm" svg:y2="4.509cm">
          <text:p/>
        </draw:line>
        <draw:frame draw:style-name="gr14" draw:text-style-name="P5" draw:layer="layout" svg:width="1.486cm" svg:height="0.798cm" svg:x="9.025cm" svg:y="4.794cm">
          <draw:text-box>
            <text:p><text:span text:style-name="T2">10 k</text:span></text:p>
          </draw:text-box>
        </draw:frame>
        <draw:line draw:style-name="gr2" draw:text-style-name="P1" draw:layer="layout" svg:x1="10.55cm" svg:y1="3.682cm" svg:x2="16.174cm" svg:y2="3.719cm">
          <text:p/>
        </draw:line>
        <draw:custom-shape draw:style-name="gr10" draw:text-style-name="P2" draw:layer="layout" svg:width="0.166cm" svg:height="0.189cm" svg:x="10.504cm" svg:y="3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6.197cm" svg:y1="3.777cm" svg:x2="16.183cm" svg:y2="6.275cm">
          <text:p/>
        </draw:line>
        <draw:line draw:style-name="gr2" draw:text-style-name="P1" draw:layer="layout" svg:x1="16.197cm" svg:y1="9.009cm" svg:x2="19.678cm" svg:y2="9.048cm">
          <text:p/>
        </draw:line>
        <draw:custom-shape draw:style-name="gr10" draw:text-style-name="P2" draw:layer="layout" svg:width="0.166cm" svg:height="0.19cm" svg:x="16.187cm" svg:y="8.9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1.776cm" svg:height="0.392cm" draw:transform="rotate (1.58807508638964) translate (16.109cm 11.481cm)">
          <text:p/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1.91cm" svg:height="0.798cm" svg:x="16.37cm" svg:y="10.126cm">
          <draw:text-box>
            <text:p><text:span text:style-name="T2">220 R</text:span></text:p>
          </draw:text-box>
        </draw:frame>
        <draw:custom-shape draw:style-name="gr10" draw:text-style-name="P2" draw:layer="layout" svg:width="0.167cm" svg:height="0.19cm" svg:x="10.622cm" svg:y="11.9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6.243cm" svg:y1="9.721cm" svg:x2="16.232cm" svg:y2="8.106cm">
          <text:p/>
        </draw:line>
        <draw:line draw:style-name="gr2" draw:text-style-name="P1" draw:layer="layout" svg:x1="16.303cm" svg:y1="12.112cm" svg:x2="16.292cm" svg:y2="11.47cm">
          <text:p/>
        </draw:line>
        <draw:line draw:style-name="gr2" draw:text-style-name="P1" draw:layer="layout" svg:x1="10.752cm" svg:y1="12.054cm" svg:x2="16.316cm" svg:y2="12.079cm">
          <text:p/>
        </draw:line>
        <draw:custom-shape draw:style-name="gr1" draw:text-style-name="P1" draw:layer="layout" svg:width="1.776cm" svg:height="0.39cm" svg:x="12.207cm" svg:y="7.024cm">
          <text:p/>
          <draw:enhanced-geometry svg:viewBox="0 0 21600 21600" draw:type="rectangle" draw:enhanced-path="M 0 0 L 21600 0 21600 21600 0 21600 0 0 Z N"/>
        </draw:custom-shape>
        <draw:frame draw:style-name="gr16" draw:text-style-name="P5" draw:layer="layout" svg:width="1.167cm" svg:height="0.798cm" svg:x="12.392cm" svg:y="6.201cm">
          <draw:text-box>
            <text:p><text:span text:style-name="T2">1 k</text:span></text:p>
          </draw:text-box>
        </draw:frame>
        <draw:line draw:style-name="gr2" draw:text-style-name="P1" draw:layer="layout" svg:x1="13.995cm" svg:y1="7.213cm" svg:x2="15.24cm" svg:y2="7.211cm">
          <text:p/>
        </draw:line>
        <draw:custom-shape draw:style-name="gr17" draw:text-style-name="P1" draw:layer="layout" svg:width="1.775cm" svg:height="0.392cm" svg:x="6.687cm" svg:y="8.325cm">
          <text:p/>
          <draw:enhanced-geometry svg:viewBox="0 0 21600 21600" draw:type="rectangle" draw:enhanced-path="M 0 0 L 21600 0 21600 21600 0 21600 0 0 Z N"/>
        </draw:custom-shape>
        <draw:frame draw:style-name="gr18" draw:text-style-name="P5" draw:layer="layout" svg:width="2.045cm" svg:height="1.398cm" svg:x="6.561cm" svg:y="6.883cm">
          <draw:text-box>
            <text:p><text:span text:style-name="T2">1 k</text:span></text:p>
          </draw:text-box>
        </draw:frame>
        <draw:line draw:style-name="gr2" draw:text-style-name="P1" draw:layer="layout" svg:x1="8.475cm" svg:y1="8.515cm" svg:x2="9.72cm" svg:y2="8.513cm">
          <text:p/>
        </draw:line>
        <draw:custom-shape draw:style-name="gr17" draw:text-style-name="P1" draw:layer="layout" svg:width="1.775cm" svg:height="0.392cm" svg:x="6.689cm" svg:y="8.325cm">
          <text:p/>
          <draw:enhanced-geometry svg:viewBox="0 0 21600 21600" draw:type="rectangle" draw:enhanced-path="M 0 0 L 21600 0 21600 21600 0 21600 0 0 Z N"/>
        </draw:custom-shape>
        <draw:frame draw:style-name="gr19" draw:text-style-name="P5" draw:layer="layout" svg:width="1.26cm" svg:height="0.798cm" svg:x="6.953cm" svg:y="7.477cm">
          <draw:text-box>
            <text:p><text:span text:style-name="T2">1 k</text:span></text:p>
          </draw:text-box>
        </draw:frame>
        <draw:line draw:style-name="gr2" draw:text-style-name="P1" draw:layer="layout" svg:x1="8.477cm" svg:y1="8.515cm" svg:x2="9.722cm" svg:y2="8.51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erry Coles</meta:initial-creator>
    <meta:creation-date>2017-07-03T12:23:05.973335012</meta:creation-date>
    <dc:date>2017-10-14T15:33:58.907594500</dc:date>
    <dc:creator>Terry Coles</dc:creator>
    <meta:editing-duration>PT6H15M46S</meta:editing-duration>
    <meta:editing-cycles>6</meta:editing-cycles>
    <meta:generator>LibreOffice/5.3.1.2$Linux_X86_64 LibreOffice_project/30m0$Build-2</meta:generator>
    <meta:document-statistic meta:object-count="44"/>
  </office:meta>
</office:document-meta>
</file>